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ST type A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squar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middle" fo:min-height="4.253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cfe7f5" draw:opacity="0%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opacity="0%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draw:stroke="solid" svg:stroke-width="0.018cm" draw:marker-start-width="0.227cm" draw:marker-end="" draw:marker-end-width="0.227cm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objectwithoutfill">
      <style:graphic-properties draw:stroke="solid" svg:stroke-width="0.053cm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cm" draw:marker-start-width="0.575cm" draw:marker-end-width="0.575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opacity="100%" draw:opacity-name="Transparency_20_2" fo:min-height="0.4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opacity="100%" draw:opacity-name="Transparency_20_2" fo:min-height="0.89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opacity="100%" draw:opacity-name="Transparency_20_2" draw:textarea-vertical-align="middle" fo:min-height="2.24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opacity="100%" draw:opacity-name="Transparency_20_2" draw:textarea-vertical-align="middle" fo:min-height="1.24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opacity="100%" draw:opacity-name="Transparency_20_2" draw:textarea-vertical-align="middle" fo:min-height="1.1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25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stroke-linejoin="miter" draw:fill-color="#ffffff" draw:textarea-horizontal-align="justify" draw:textarea-vertical-align="middle" draw:auto-grow-height="false" fo:min-height="1.968cm" fo:min-width="2.842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middle" fo:min-height="4.552cm" loext:decorative="false"/>
      <style:paragraph-properties style:writing-mode="lr-tb"/>
    </style:style>
    <style:style style:name="gr22" style:family="graphic">
      <style:graphic-properties loext:decorative="false"/>
    </style:style>
    <style:style style:name="gr23" style:family="graphic" style:parent-style-name="objectwithoutfill">
      <style:graphic-properties svg:stroke-width="0.035cm" draw:marker-start="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bottom" fo:min-height="0.878cm" loext:decorative="false"/>
      <style:paragraph-properties style:writing-mode="lr-tb"/>
    </style:style>
    <style:style style:name="gr2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top" fo:min-height="0.785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000000" draw:marker-start="Square" draw:marker-start-width="0.252cm" draw:marker-end-width="0.252cm" draw:fill-color="#ffffff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551cm" fo:min-width="3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30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stroke-linejoin="miter" draw:fill-color="#ffffff" draw:textarea-horizontal-align="justify" draw:textarea-vertical-align="middle" draw:auto-grow-height="false" fo:min-height="2.217cm" fo:min-width="3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top" fo:min-height="0.901cm" loext:decorative="false"/>
      <style:paragraph-properties style:writing-mode="lr-tb"/>
    </style:style>
    <style:style style:name="gr3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bottom" fo:min-height="1cm" loext:decorative="false"/>
      <style:paragraph-properties style:writing-mode="lr-tb"/>
    </style:style>
    <style:style style:name="gr34" style:family="graphic" style:parent-style-name="objectwithoutfill">
      <style:graphic-properties svg:stroke-width="0.035cm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svg:stroke-width="0.035cm" svg:stroke-color="#000000" draw:marker-start-width="0.252cm" draw:marker-end="Arrowheads_20_1" draw:marker-end-width="0.252cm" draw:textarea-vertical-align="middle" fo:padding-top="0.142cm" fo:padding-bottom="0.142cm" fo:padding-left="0.267cm" fo:padding-right="0.267cm" loext:decorative="false"/>
    </style:style>
    <style:style style:name="gr3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draw:marker-start="Arrowheads_20_3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objectwithoutfill">
      <style:graphic-properties svg:stroke-width="0.035cm" draw:marker-start="Arrowheads_20_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864cm" fo:min-width="4.188cm" fo:padding-top="0.142cm" fo:padding-bottom="0.142cm" fo:padding-left="0.267cm" fo:padding-right="0.267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vertical-align="middle" fo:min-height="4.753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P2" style:family="paragraph">
      <loext:graphic-properties draw:fill-color="#ffffff"/>
      <style:paragraph-properties fo:text-align="center" style:writing-mode="lr-tb"/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  <style:text-properties fo:color="#000000" loext:opacity="100%" fo:font-size="18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cfe7f5" draw:opacity="0%"/>
      <style:paragraph-properties fo:text-align="center"/>
    </style:style>
    <style:style style:name="P7" style:family="paragraph">
      <loext:graphic-properties draw:opacity="0%"/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center"/>
      <style:text-properties fo:font-style="italic"/>
    </style:style>
    <style:style style:name="P9" style:family="paragraph">
      <style:paragraph-properties fo:text-align="center"/>
      <style:text-properties fo:color="#000000" loext:opacity="100%" style:font-name="GOST type A" fo:font-size="18pt" fo:font-style="italic" style:font-size-asian="20pt" style:font-style-asian="italic" style:font-size-complex="20pt" style:font-style-complex="italic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0000" loext:opacity="100%" style:font-name="GOST type A" fo:font-size="18pt" fo:font-style="italic" style:font-size-asian="20pt" style:font-style-asian="italic" style:font-size-complex="20pt" style:font-style-complex="italic"/>
    </style:style>
    <style:style style:name="P11" style:family="paragraph">
      <style:paragraph-properties style:line-height-at-least="0cm"/>
    </style:style>
    <style:style style:name="P12" style:family="paragraph">
      <loext:graphic-properties draw:fill="none" draw:fill-color="#ffffff" draw:opacity="100%" draw:opacity-name="Transparency_20_2"/>
      <style:paragraph-properties style:line-height-at-least="0cm"/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style:line-height-at-least="0cm" fo:text-align="center"/>
    </style:style>
    <style:style style:name="P14" style:family="paragraph">
      <loext:graphic-properties draw:fill="none" draw:fill-color="#ffffff" draw:opacity="100%" draw:opacity-name="Transparency_20_2"/>
      <style:paragraph-properties style:line-height-at-least="0cm" fo:text-align="center"/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style:line-height-at-least="0cm" fo:text-align="start"/>
    </style:style>
    <style:style style:name="P16" style:family="paragraph">
      <loext:graphic-properties draw:fill="none" draw:fill-color="#ffffff" draw:opacity="100%" draw:opacity-name="Transparency_20_2"/>
      <style:paragraph-properties style:line-height-at-least="0cm" fo:text-align="start"/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P17" style:family="paragraph">
      <loext:graphic-properties draw:fill="none" draw:fill-color="#ffffff" draw:opacity="100%" draw:opacity-name="Transparency_20_2"/>
      <style:paragraph-properties style:line-height-at-least="0cm" fo:text-align="center"/>
      <style:text-properties style:font-name="GOST type A" fo:font-size="18pt" fo:font-style="italic" style:font-size-asian="18pt" style:font-style-asian="italic" style:font-size-complex="18pt" style:font-style-complex="italic"/>
    </style:style>
    <style:style style:name="P18" style:family="paragraph">
      <style:paragraph-properties style:line-height-at-least="0cm" fo:text-align="end"/>
    </style:style>
    <style:style style:name="P19" style:family="paragraph">
      <loext:graphic-properties draw:fill="none" draw:fill-color="#ffffff" draw:opacity="100%" draw:opacity-name="Transparency_20_2"/>
      <style:paragraph-properties style:line-height-at-least="0cm" fo:text-align="end"/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P20" style:family="paragraph">
      <loext:graphic-properties draw:fill="none" draw:fill-color="#ffffff" draw:opacity="100%" draw:opacity-name="Transparency_20_2"/>
      <style:paragraph-properties style:line-height-at-least="0cm" fo:text-align="center"/>
      <style:text-properties style:font-name="GOST type A" fo:font-size="11pt" fo:font-style="italic" style:font-size-asian="11pt" style:font-style-asian="italic" style:font-size-complex="11pt" style:font-style-complex="italic"/>
    </style:style>
    <style:style style:name="P21" style:family="paragraph">
      <loext:graphic-properties draw:opacity="0%"/>
      <style:paragraph-properties fo:text-align="center"/>
      <style:text-properties fo:font-style="normal"/>
    </style:style>
    <style:style style:name="P22" style:family="paragraph">
      <loext:graphic-properties draw:fill="none"/>
      <style:paragraph-properties fo:text-align="center"/>
      <style:text-properties fo:font-style="normal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GOST type A"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style:font-name="GOST type A" fo:font-size="20pt" fo:font-style="italic" style:font-size-asian="20pt" style:font-style-asian="italic" style:font-size-complex="20pt" style:font-style-complex="italic"/>
    </style:style>
    <style:style style:name="P26" style:family="paragraph">
      <loext:graphic-properties draw:fill="none"/>
      <style:paragraph-properties fo:text-align="center"/>
      <style:text-properties fo:color="#000000" loext:opacity="100%"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GOST type A" fo:font-size="18pt" fo:font-style="italic" style:font-size-asian="17pt" style:font-style-asian="italic" style:font-size-complex="17pt" style:font-style-complex="italic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GOST type A" fo:font-size="18pt" fo:font-style="italic" style:font-size-asian="17pt" style:font-style-asian="italic" style:font-size-complex="17pt" style:font-style-complex="italic"/>
    </style:style>
    <style:style style:name="P29" style:family="paragraph">
      <loext:graphic-properties draw:fill="none"/>
      <style:paragraph-properties fo:text-align="center"/>
      <style:text-properties fo:color="#000000" loext:opacity="100%"/>
    </style:style>
    <style:style style:name="P30" style:family="paragraph">
      <loext:graphic-properties draw:fill="none" draw:fill-color="#ffffff"/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P31" style:family="paragraph">
      <loext:graphic-properties draw:fill-color="#ffffff"/>
      <style:paragraph-properties fo:text-align="center"/>
      <style:text-properties fo:color="#000000" loext:opacity="100%" style:font-name="GOST type A" fo:font-size="18pt" fo:font-style="italic" style:font-size-asian="22pt" style:font-size-complex="22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000000" loext:opacity="100%" style:font-name="GOST type A" fo:font-size="18pt" fo:font-style="italic" style:font-size-asian="22pt" style:font-size-complex="22pt"/>
    </style:style>
    <style:style style:name="P34" style:family="paragraph">
      <style:paragraph-properties fo:text-align="center"/>
      <style:text-properties style:font-name="GOST type A" fo:font-size="20pt" fo:font-style="italic" style:font-size-asian="16pt" style:font-style-asian="italic" style:font-size-complex="16pt" style:font-style-complex="italic"/>
    </style:style>
    <style:style style:name="P35" style:family="paragraph">
      <loext:graphic-properties draw:fill-color="#ffffff"/>
      <style:paragraph-properties fo:text-align="center" style:writing-mode="lr-tb"/>
      <style:text-properties style:font-name="GOST type A" fo:font-size="20pt" fo:font-style="italic" style:font-size-asian="16pt" style:font-style-asian="italic" style:font-size-complex="16pt" style:font-style-complex="italic"/>
    </style:style>
    <style:style style:name="P36" style:family="paragraph">
      <loext:graphic-properties draw:fill="none"/>
      <style:paragraph-properties fo:text-align="center"/>
      <style:text-properties fo:font-size="20pt" style:font-size-asian="22pt" style:font-size-complex="22pt"/>
    </style:style>
    <style:style style:name="P37" style:family="paragraph">
      <loext:graphic-properties draw:fill-color="#ffffff"/>
      <style:paragraph-properties fo:text-align="center"/>
      <style:text-properties style:font-name="GOST type A" fo:font-size="20pt" fo:font-style="italic" style:font-size-asian="22pt" style:font-size-complex="22pt"/>
    </style:style>
    <style:style style:name="P38" style:family="paragraph">
      <style:paragraph-properties fo:text-align="center"/>
      <style:text-properties style:font-name="GOST type A" fo:font-size="20pt" fo:font-style="italic" style:font-size-asian="20pt" style:font-style-asian="italic" style:font-size-complex="20pt" style:font-style-complex="italic"/>
    </style:style>
    <style:style style:name="P39" style:family="paragraph">
      <loext:graphic-properties draw:fill="solid" draw:fill-color="#ffffff"/>
      <style:paragraph-properties fo:text-align="center" style:writing-mode="lr-tb"/>
      <style:text-properties style:font-name="GOST type A" fo:font-size="20pt" fo:font-style="italic" style:font-size-asian="20pt" style:font-style-asian="italic" style:font-size-complex="20pt" style:font-style-complex="italic"/>
    </style:style>
    <style:style style:name="P40" style:family="paragraph">
      <loext:graphic-properties draw:fill="none" draw:fill-color="#ffffff"/>
      <style:text-properties style:font-name="GOST type A" fo:font-size="20pt" fo:font-style="italic" style:font-size-asian="16pt" style:font-style-asian="italic" style:font-size-complex="16pt" style:font-style-complex="italic"/>
    </style:style>
    <style:style style:name="P41" style:family="paragraph">
      <loext:graphic-properties draw:fill="none" draw:fill-color="#ffffff"/>
      <style:text-properties style:font-name="GOST type A" fo:font-size="17pt" fo:font-style="italic" style:font-size-asian="14pt" style:font-style-asian="italic" style:font-size-complex="14pt" style:font-style-complex="italic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  <style:paragraph-properties fo:text-align="start"/>
      <style:text-properties style:font-name="GOST type A" fo:font-size="18pt" fo:font-style="italic" style:font-size-asian="16pt" style:font-style-asian="italic" style:font-size-complex="16pt" style:font-style-complex="italic"/>
    </style:style>
    <style:style style:name="P44" style:family="paragraph">
      <loext:graphic-properties draw:fill="none"/>
      <style:paragraph-properties fo:text-align="center"/>
      <style:text-properties fo:font-size="18pt" style:font-size-asian="22pt" style:font-size-complex="22pt"/>
    </style:style>
    <style:style style:name="P4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font-name="GOST type A" fo:font-size="18pt" fo:font-style="italic" style:font-size-asian="16pt" style:font-style-asian="italic" style:font-size-complex="16pt" style:font-style-complex="italic"/>
    </style:style>
    <style:style style:name="T2" style:family="text">
      <style:text-properties fo:color="#000000" loext:opacity="100%" style:font-name="GOST type A" fo:font-size="18pt" fo:font-style="italic" style:font-size-asian="20pt" style:font-style-asian="italic" style:font-size-complex="20pt" style:font-style-complex="italic"/>
    </style:style>
    <style:style style:name="T3" style:family="text">
      <style:text-properties style:font-name="GOST type A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GOST type A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GOST type A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font-name="GOST type A" fo:font-style="italic" style:font-style-asian="italic" style:font-style-complex="italic"/>
    </style:style>
    <style:style style:name="T7" style:family="text">
      <style:text-properties style:font-name="GOST type A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0000" loext:opacity="100%" style:font-name="GOST type A" fo:font-size="18pt" fo:font-style="italic" style:font-size-asian="17pt" style:font-style-asian="italic" style:font-size-complex="17pt" style:font-style-complex="italic"/>
    </style:style>
    <style:style style:name="T9" style:family="text">
      <style:text-properties fo:color="#000000" loext:opacity="100%" style:font-name="GOST type A" fo:font-size="18pt" fo:font-style="italic" style:font-size-asian="22pt" style:font-size-complex="22pt"/>
    </style:style>
    <style:style style:name="T10" style:family="text">
      <style:text-properties fo:color="#000000" loext:opacity="100%" style:text-outline="false" style:text-line-through-style="none" style:text-line-through-type="none" style:font-name="GOST type A" fo:font-size="18pt" fo:font-style="italic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GOST type A" fo:font-size="20pt" fo:font-style="italic" style:font-size-asian="16pt" style:font-style-asian="italic" style:font-size-complex="16pt" style:font-style-complex="italic"/>
    </style:style>
    <style:style style:name="T12" style:family="text">
      <style:text-properties style:use-window-font-color="true" loext:opacity="0%" style:text-outline="false" style:text-line-through-style="none" style:text-line-through-type="none" style:font-name="GOST type A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GOST type A" fo:font-size="20pt" fo:font-style="italic" style:font-size-asian="22pt" style:font-size-complex="22pt"/>
    </style:style>
    <style:style style:name="T14" style:family="text">
      <style:text-properties style:font-name="GOST type A" fo:font-size="17pt" fo:font-style="italic" style:font-size-asian="14pt" style:font-style-asian="italic" style:font-size-complex="14pt" style:font-style-complex="italic"/>
    </style:style>
    <style:style style:name="T15" style:family="text">
      <style:text-properties style:use-window-font-color="true" loext:opacity="0%" style:text-outline="false" style:text-line-through-style="none" style:text-line-through-type="none" style:font-name="GOST type A" fo:font-size="20pt" fo:font-style="italic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GOST type A" fo:font-size="18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.75cm" svg:height="2.25cm" svg:x="25.75cm" svg:y="4.1cm">
          <text:p text:style-name="P1"><text:span text:style-name="T1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9.1cm" svg:y1="11.95cm" svg:x2="29.1cm" svg:y2="13.075cm">
          <text:p/>
        </draw:line>
        <draw:line draw:style-name="gr3" draw:text-style-name="P3" draw:layer="layout" svg:x1="29.101cm" svg:y1="17.528cm" svg:x2="29.101cm" svg:y2="18.653cm">
          <text:p/>
        </draw:line>
        <draw:line draw:style-name="gr3" draw:text-style-name="P3" draw:layer="layout" svg:x1="29.105cm" svg:y1="23.147cm" svg:x2="29.105cm" svg:y2="24.272cm">
          <text:p/>
        </draw:line>
        <draw:custom-shape draw:style-name="gr1" draw:text-style-name="P2" draw:layer="layout" svg:width="6.75cm" svg:height="2.252cm" svg:x="25.75cm" svg:y="68.15cm">
          <text:p text:style-name="P1"><text:span text:style-name="T1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587cm" svg:height="4.503cm" svg:x="17.888cm" svg:y="51.644cm">
          <draw:text-box>
            <text:p text:style-name="P4"><text:span text:style-name="T1">Не является</text:span></text:p>
            <text:p text:style-name="P4"><text:span text:style-name="T1">обязательной</text:span></text:p>
          </draw:text-box>
        </draw:frame>
        <draw:polyline draw:style-name="gr3" draw:text-style-name="P3" xml:id="id1" draw:id="id1" draw:layer="layout" svg:width="0.572cm" svg:height="4.503cm" svg:x="22.002cm" svg:y="51.643cm" svg:viewBox="0 0 573 4504" draw:points="0,0 573,0 573,4504 0,4504">
          <text:p/>
        </draw:polyline>
        <draw:rect draw:style-name="gr5" draw:text-style-name="P6" draw:layer="layout" svg:width="56.9cm" svg:height="83.1cm" svg:x="2cm" svg:y="0.5cm">
          <text:p/>
        </draw:rect>
        <draw:rect draw:style-name="gr6" draw:text-style-name="P7" draw:layer="layout" svg:width="18.5cm" svg:height="5.5cm" svg:x="40.4cm" svg:y="78.1cm">
          <text:p/>
        </draw:rect>
        <draw:rect draw:style-name="gr6" draw:text-style-name="P7" draw:layer="layout" svg:width="1.4cm" svg:height="7cm" svg:x="57.5cm" svg:y="0.5cm">
          <text:p/>
        </draw:rect>
        <draw:line draw:style-name="gr7" draw:text-style-name="P8" draw:layer="layout" svg:x1="42.1cm" svg:y1="78.1cm" svg:x2="42.1cm" svg:y2="83.6cm">
          <text:p/>
        </draw:line>
        <draw:line draw:style-name="gr7" draw:text-style-name="P8" draw:layer="layout" svg:x1="44.4cm" svg:y1="78.1cm" svg:x2="44.4cm" svg:y2="83.6cm">
          <text:p/>
        </draw:line>
        <draw:line draw:style-name="gr7" draw:text-style-name="P8" draw:layer="layout" svg:x1="45.9cm" svg:y1="78.1cm" svg:x2="45.9cm" svg:y2="83.6cm">
          <text:p/>
        </draw:line>
        <draw:line draw:style-name="gr7" draw:text-style-name="P8" draw:layer="layout" svg:x1="46.9cm" svg:y1="78.1cm" svg:x2="46.9cm" svg:y2="83.6cm">
          <text:p/>
        </draw:line>
        <draw:line draw:style-name="gr8" draw:text-style-name="P8" draw:layer="layout" svg:x1="40.4cm" svg:y1="83.1cm" svg:x2="46.9cm" svg:y2="83.1cm">
          <text:p/>
        </draw:line>
        <draw:line draw:style-name="gr8" draw:text-style-name="P8" draw:layer="layout" svg:x1="40.4cm" svg:y1="82.6cm" svg:x2="46.9cm" svg:y2="82.6cm">
          <text:p/>
        </draw:line>
        <draw:line draw:style-name="gr8" draw:text-style-name="P8" draw:layer="layout" svg:x1="40.4cm" svg:y1="82.1cm" svg:x2="46.9cm" svg:y2="82.1cm">
          <text:p/>
        </draw:line>
        <draw:line draw:style-name="gr8" draw:text-style-name="P8" draw:layer="layout" svg:x1="40.4cm" svg:y1="81.6cm" svg:x2="46.9cm" svg:y2="81.6cm">
          <text:p/>
        </draw:line>
        <draw:line draw:style-name="gr9" draw:text-style-name="P8" draw:layer="layout" svg:x1="40.4cm" svg:y1="81.094cm" svg:x2="46.9cm" svg:y2="81.094cm">
          <text:p/>
        </draw:line>
        <draw:line draw:style-name="gr9" draw:text-style-name="P8" draw:layer="layout" svg:x1="40.4cm" svg:y1="80.6cm" svg:x2="46.9cm" svg:y2="80.6cm">
          <text:p/>
        </draw:line>
        <draw:line draw:style-name="gr8" draw:text-style-name="P8" draw:layer="layout" svg:x1="40.4cm" svg:y1="80.1cm" svg:x2="46.9cm" svg:y2="80.1cm">
          <text:p/>
        </draw:line>
        <draw:line draw:style-name="gr8" draw:text-style-name="P8" draw:layer="layout" svg:x1="40.4cm" svg:y1="79.6cm" svg:x2="46.9cm" svg:y2="79.6cm">
          <text:p/>
        </draw:line>
        <draw:line draw:style-name="gr8" draw:text-style-name="P8" draw:layer="layout" svg:x1="40.4cm" svg:y1="79.1cm" svg:x2="46.9cm" svg:y2="79.1cm">
          <text:p/>
        </draw:line>
        <draw:line draw:style-name="gr8" draw:text-style-name="P8" draw:layer="layout" svg:x1="40.4cm" svg:y1="78.6cm" svg:x2="46.9cm" svg:y2="78.6cm">
          <text:p/>
        </draw:line>
        <draw:line draw:style-name="gr10" draw:text-style-name="P8" draw:layer="layout" svg:x1="46.9cm" svg:y1="79.6cm" svg:x2="58.9cm" svg:y2="79.6cm">
          <text:p/>
        </draw:line>
        <draw:line draw:style-name="gr7" draw:text-style-name="P8" draw:layer="layout" svg:x1="53.9cm" svg:y1="79.6cm" svg:x2="53.9cm" svg:y2="83.6cm">
          <text:p/>
        </draw:line>
        <draw:line draw:style-name="gr10" draw:text-style-name="P8" draw:layer="layout" svg:x1="46.9cm" svg:y1="82.1cm" svg:x2="58.9cm" svg:y2="82.1cm">
          <text:p/>
        </draw:line>
        <draw:line draw:style-name="gr10" draw:text-style-name="P8" draw:layer="layout" svg:x1="53.9cm" svg:y1="81.6cm" svg:x2="58.9cm" svg:y2="81.6cm">
          <text:p/>
        </draw:line>
        <draw:line draw:style-name="gr10" draw:text-style-name="P8" draw:layer="layout" svg:x1="53.9cm" svg:y1="80.1cm" svg:x2="58.9cm" svg:y2="80.1cm">
          <text:p/>
        </draw:line>
        <draw:line draw:style-name="gr7" draw:text-style-name="P8" draw:layer="layout" svg:x1="55.4cm" svg:y1="79.6cm" svg:x2="55.4cm" svg:y2="81.6cm">
          <text:p/>
        </draw:line>
        <draw:line draw:style-name="gr7" draw:text-style-name="P8" draw:layer="layout" svg:x1="57.1cm" svg:y1="79.6cm" svg:x2="57.1cm" svg:y2="81.6cm">
          <text:p/>
        </draw:line>
        <draw:line draw:style-name="gr11" draw:text-style-name="P8" draw:layer="layout" svg:x1="54.4cm" svg:y1="80.1cm" svg:x2="54.4cm" svg:y2="81.6cm">
          <text:p/>
        </draw:line>
        <draw:line draw:style-name="gr11" draw:text-style-name="P8" draw:layer="layout" svg:x1="54.885cm" svg:y1="80.085cm" svg:x2="54.885cm" svg:y2="81.585cm">
          <text:p/>
        </draw:line>
        <draw:line draw:style-name="gr7" draw:text-style-name="P8" draw:layer="layout" svg:x1="55.885cm" svg:y1="81.585cm" svg:x2="55.885cm" svg:y2="82.085cm">
          <text:p/>
        </draw:line>
        <draw:custom-shape draw:style-name="gr12" draw:text-style-name="P10" draw:layer="layout" svg:width="6.75cm" svg:height="4.503cm" svg:x="25.75cm" svg:y="7.45cm">
          <text:p text:style-name="P9"><text:span text:style-name="T2">Выборка</text:span></text:p>
          <text:p text:style-name="P9"><text:span text:style-name="T2">текста из</text:span></text:p>
          <text:p text:style-name="P9"><text:span text:style-name="T2">электронной</text:span></text:p>
          <text:p text:style-name="P9"><text:span text:style-name="T2">книги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draw:layer="layout" svg:width="6.75cm" svg:height="4.503cm" svg:x="25.755cm" svg:y="57.147cm">
          <text:p text:style-name="P9"><text:span text:style-name="T1">Формирование </text:span></text:p>
          <text:p text:style-name="P9"><text:span text:style-name="T1">ответа </text:span></text:p>
          <text:p text:style-name="P9"><text:span text:style-name="T1">для клиента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.2cm" svg:height="0.696cm" svg:x="40.3cm" svg:y="83.05cm">
          <draw:text-box>
            <text:p text:style-name="P11"><text:span text:style-name="T3">Утв.</text:span></text:p>
          </draw:text-box>
        </draw:frame>
        <draw:frame draw:style-name="gr14" draw:text-style-name="P12" draw:layer="layout" svg:width="1.8cm" svg:height="1.141cm" svg:x="40.294cm" svg:y="82.55cm">
          <draw:text-box>
            <text:p text:style-name="P11"><text:span text:style-name="T3">Н.контр.</text:span></text:p>
          </draw:text-box>
        </draw:frame>
        <draw:frame draw:style-name="gr14" draw:text-style-name="P12" draw:layer="layout" svg:width="1.8cm" svg:height="1.141cm" svg:x="40.3cm" svg:y="81.55cm">
          <draw:text-box>
            <text:p text:style-name="P11"><text:span text:style-name="T3">Т.контр.</text:span></text:p>
          </draw:text-box>
        </draw:frame>
        <draw:frame draw:style-name="gr14" draw:text-style-name="P12" draw:layer="layout" svg:width="1.8cm" svg:height="1.141cm" svg:x="40.3cm" svg:y="81.05cm">
          <draw:text-box>
            <text:p text:style-name="P11"><text:span text:style-name="T3">Пров.</text:span></text:p>
          </draw:text-box>
        </draw:frame>
        <draw:frame draw:style-name="gr14" draw:text-style-name="P14" draw:layer="layout" svg:width="1.706cm" svg:height="1.141cm" svg:x="40.394cm" svg:y="80.539cm">
          <draw:text-box>
            <text:p text:style-name="P13"><text:span text:style-name="T3">Разраб.</text:span></text:p>
          </draw:text-box>
        </draw:frame>
        <draw:line draw:style-name="gr7" draw:text-style-name="P8" draw:layer="layout" svg:x1="41.1cm" svg:y1="78.094cm" svg:x2="41.1cm" svg:y2="80.6cm">
          <text:p/>
        </draw:line>
        <draw:frame draw:style-name="gr14" draw:text-style-name="P16" draw:layer="layout" svg:width="1.606cm" svg:height="1.141cm" svg:x="40.2cm" svg:y="80cm">
          <draw:text-box>
            <text:p text:style-name="P15"><text:span text:style-name="T3">Изм.</text:span></text:p>
          </draw:text-box>
        </draw:frame>
        <draw:frame draw:style-name="gr14" draw:text-style-name="P14" draw:layer="layout" svg:width="1.606cm" svg:height="1.141cm" svg:x="40.793cm" svg:y="80cm">
          <draw:text-box>
            <text:p text:style-name="P13"><text:span text:style-name="T3">Лист</text:span></text:p>
          </draw:text-box>
        </draw:frame>
        <draw:frame draw:style-name="gr13" draw:text-style-name="P14" draw:layer="layout" svg:width="2.3cm" svg:height="0.696cm" svg:x="42.1cm" svg:y="80cm">
          <draw:text-box>
            <text:p text:style-name="P13"><text:span text:style-name="T3">№ </text:span><text:span text:style-name="T3">докум.</text:span></text:p>
          </draw:text-box>
        </draw:frame>
        <draw:frame draw:style-name="gr14" draw:text-style-name="P16" draw:layer="layout" svg:width="2.8cm" svg:height="1.141cm" svg:x="41.893cm" svg:y="80.55cm">
          <draw:text-box>
            <text:p text:style-name="P15"><text:span text:style-name="T3">Нгуен Х.А.</text:span></text:p>
          </draw:text-box>
        </draw:frame>
        <draw:frame draw:style-name="gr14" draw:text-style-name="P16" draw:layer="layout" svg:width="2.8cm" svg:height="1.141cm" svg:x="41.886cm" svg:y="81.05cm">
          <draw:text-box>
            <text:p text:style-name="P15"><text:span text:style-name="T3">Кандаулов В.М.</text:span></text:p>
          </draw:text-box>
        </draw:frame>
        <draw:frame draw:style-name="gr14" draw:text-style-name="P16" draw:layer="layout" svg:width="2.8cm" svg:height="1.141cm" svg:x="41.893cm" svg:y="82.551cm">
          <draw:text-box>
            <text:p text:style-name="P15"><text:span text:style-name="T3">Шикина В.Е.</text:span></text:p>
          </draw:text-box>
        </draw:frame>
        <draw:frame draw:style-name="gr13" draw:text-style-name="P14" draw:layer="layout" svg:width="2.3cm" svg:height="0.696cm" svg:x="44cm" svg:y="80cm">
          <draw:text-box>
            <text:p text:style-name="P13"><text:span text:style-name="T3">Подп.</text:span></text:p>
          </draw:text-box>
        </draw:frame>
        <draw:frame draw:style-name="gr13" draw:text-style-name="P14" draw:layer="layout" svg:width="2.3cm" svg:height="0.696cm" svg:x="45.194cm" svg:y="80cm">
          <draw:text-box>
            <text:p text:style-name="P13"><text:span text:style-name="T3">Дата</text:span></text:p>
          </draw:text-box>
        </draw:frame>
        <draw:frame draw:style-name="gr15" draw:text-style-name="P17" draw:layer="layout" svg:width="7cm" svg:height="2.496cm" svg:x="46.9cm" svg:y="79.604cm">
          <draw:text-box>
            <text:p text:style-name="P13"><text:span text:style-name="T4">Обмен информацией между серверной частью и API ИИ. Схема алгоритма</text:span></text:p>
          </draw:text-box>
        </draw:frame>
        <draw:frame draw:style-name="gr16" draw:text-style-name="P17" draw:layer="layout" svg:width="12cm" svg:height="1.496cm" svg:x="46.9cm" svg:y="78.104cm">
          <draw:text-box>
            <text:p text:style-name="P13"><text:span text:style-name="T4">ВКР — УлГТУ — 09.03.02 — 17/1175 — 2024</text:span></text:p>
          </draw:text-box>
        </draw:frame>
        <draw:frame draw:style-name="gr14" draw:text-style-name="P14" draw:layer="layout" svg:width="1.506cm" svg:height="1.141cm" svg:x="53.9cm" svg:y="79.559cm">
          <draw:text-box>
            <text:p text:style-name="P13"><text:span text:style-name="T3">Лит.</text:span></text:p>
          </draw:text-box>
        </draw:frame>
        <draw:frame draw:style-name="gr14" draw:text-style-name="P14" draw:layer="layout" svg:width="1.506cm" svg:height="1.141cm" svg:x="55.5cm" svg:y="79.55cm">
          <draw:text-box>
            <text:p text:style-name="P13"><text:span text:style-name="T3">Масса</text:span></text:p>
          </draw:text-box>
        </draw:frame>
        <draw:frame draw:style-name="gr14" draw:text-style-name="P14" draw:layer="layout" svg:width="2cm" svg:height="1.141cm" svg:x="57cm" svg:y="79.539cm">
          <draw:text-box>
            <text:p text:style-name="P13"><text:span text:style-name="T3">Масштаб</text:span></text:p>
          </draw:text-box>
        </draw:frame>
        <draw:frame draw:style-name="gr14" draw:text-style-name="P16" draw:layer="layout" svg:width="1.506cm" svg:height="1.141cm" svg:x="53.794cm" svg:y="81.559cm">
          <draw:text-box>
            <text:p text:style-name="P15"><text:span text:style-name="T3">Лист</text:span></text:p>
          </draw:text-box>
        </draw:frame>
        <draw:frame draw:style-name="gr14" draw:text-style-name="P19" draw:layer="layout" svg:width="1.506cm" svg:height="1.141cm" svg:x="54.094cm" svg:y="81.559cm">
          <draw:text-box>
            <text:p text:style-name="P18"><text:span text:style-name="T3">1</text:span></text:p>
          </draw:text-box>
        </draw:frame>
        <draw:frame draw:style-name="gr14" draw:text-style-name="P16" draw:layer="layout" svg:width="1.691cm" svg:height="1.141cm" svg:x="55.709cm" svg:y="81.559cm">
          <draw:text-box>
            <text:p text:style-name="P15"><text:span text:style-name="T3">Листов</text:span></text:p>
          </draw:text-box>
        </draw:frame>
        <draw:frame draw:style-name="gr14" draw:text-style-name="P19" draw:layer="layout" svg:width="1.506cm" svg:height="1.141cm" svg:x="56.4cm" svg:y="81.559cm">
          <draw:text-box>
            <text:p text:style-name="P18"><text:span text:style-name="T3">1</text:span></text:p>
          </draw:text-box>
        </draw:frame>
        <draw:frame draw:style-name="gr14" draw:text-style-name="P16" draw:layer="layout" svg:width="2.8cm" svg:height="1.141cm" svg:x="56.7cm" svg:y="83.6cm">
          <draw:text-box>
            <text:p text:style-name="P15"><text:span text:style-name="T3">Формат А1</text:span></text:p>
          </draw:text-box>
        </draw:frame>
        <draw:frame draw:style-name="gr14" draw:text-style-name="P16" draw:layer="layout" svg:width="2.8cm" svg:height="1.141cm" svg:x="50.752cm" svg:y="83.623cm">
          <draw:text-box>
            <text:p text:style-name="P15"><text:span text:style-name="T3">Копировал</text:span></text:p>
          </draw:text-box>
        </draw:frame>
        <draw:frame draw:style-name="gr17" draw:text-style-name="P20" draw:layer="layout" svg:width="7.2cm" svg:height="1.382cm" draw:transform="rotate (1.5707963267949) translate (57.518cm 7.6cm)">
          <draw:text-box>
            <text:p text:style-name="P13"><text:span text:style-name="T5">ВКР — УлГТУ — 09.03.02 — 17/1175 — 2024</text:span></text:p>
          </draw:text-box>
        </draw:frame>
        <draw:rect draw:style-name="gr6" draw:text-style-name="P21" draw:layer="layout" svg:width="1.2cm" svg:height="14.45cm" svg:x="0.8cm" svg:y="69.15cm">
          <text:p/>
        </draw:rect>
        <draw:line draw:style-name="gr7" draw:text-style-name="P22" draw:layer="layout" svg:x1="1.3cm" svg:y1="69.15cm" svg:x2="1.3cm" svg:y2="83.6cm">
          <text:p/>
        </draw:line>
        <draw:line draw:style-name="gr9" draw:text-style-name="P8" draw:layer="layout" svg:x1="0.784cm" svg:y1="81.1cm" svg:x2="1.984cm" svg:y2="81.1cm">
          <text:p/>
        </draw:line>
        <draw:line draw:style-name="gr9" draw:text-style-name="P8" draw:layer="layout" svg:x1="0.784cm" svg:y1="77.6cm" svg:x2="1.984cm" svg:y2="77.6cm">
          <text:p/>
        </draw:line>
        <draw:line draw:style-name="gr9" draw:text-style-name="P8" draw:layer="layout" svg:x1="0.785cm" svg:y1="75.105cm" svg:x2="1.985cm" svg:y2="75.105cm">
          <text:p/>
        </draw:line>
        <draw:line draw:style-name="gr9" draw:text-style-name="P8" draw:layer="layout" svg:x1="0.784cm" svg:y1="72.6cm" svg:x2="1.984cm" svg:y2="72.6cm">
          <text:p/>
        </draw:line>
        <draw:rect draw:style-name="gr6" draw:text-style-name="P7" draw:layer="layout" svg:width="1.2cm" svg:height="12cm" svg:x="0.8cm" svg:y="54.9cm">
          <text:p/>
        </draw:rect>
        <draw:line draw:style-name="gr9" draw:text-style-name="P8" draw:layer="layout" svg:x1="0.8cm" svg:y1="60.9cm" svg:x2="2cm" svg:y2="60.9cm">
          <text:p/>
        </draw:line>
        <draw:line draw:style-name="gr7" draw:text-style-name="P8" draw:layer="layout" svg:x1="1.3cm" svg:y1="54.9cm" svg:x2="1.3cm" svg:y2="66.9cm">
          <text:p/>
        </draw:line>
        <draw:frame draw:style-name="gr13" draw:text-style-name="P14" draw:layer="layout" svg:width="2.5cm" svg:height="0.696cm" draw:transform="rotate (1.56800379999171) translate (0.7cm 83.599cm)">
          <draw:text-box>
            <text:p text:style-name="P13"><text:span text:style-name="T3">Инв № подл.</text:span></text:p>
          </draw:text-box>
        </draw:frame>
        <draw:frame draw:style-name="gr13" draw:text-style-name="P14" draw:layer="layout" svg:width="3.501cm" svg:height="0.696cm" draw:transform="rotate (1.56800379999171) translate (0.7cm 81.1cm)">
          <draw:text-box>
            <text:p text:style-name="P13"><text:span text:style-name="T3">Подп. И дата</text:span></text:p>
          </draw:text-box>
        </draw:frame>
        <draw:frame draw:style-name="gr13" draw:text-style-name="P14" draw:layer="layout" svg:width="2.499cm" svg:height="0.696cm" draw:transform="rotate (1.56800379999171) translate (0.7cm 77.598cm)">
          <draw:text-box>
            <text:p text:style-name="P13"><text:span text:style-name="T3">Взам. Инв. №</text:span></text:p>
          </draw:text-box>
        </draw:frame>
        <draw:frame draw:style-name="gr13" draw:text-style-name="P14" draw:layer="layout" svg:width="2.5cm" svg:height="0.696cm" draw:transform="rotate (1.56800379999171) translate (0.7cm 75.099cm)">
          <draw:text-box>
            <text:p text:style-name="P13"><text:span text:style-name="T3">Инв. № дубл.</text:span></text:p>
          </draw:text-box>
        </draw:frame>
        <draw:frame draw:style-name="gr13" draw:text-style-name="P14" draw:layer="layout" svg:width="3.499cm" svg:height="0.696cm" draw:transform="rotate (1.56800379999171) translate (0.7cm 72.599cm)">
          <draw:text-box>
            <text:p text:style-name="P13"><text:span text:style-name="T3">Подп. И дата</text:span></text:p>
          </draw:text-box>
        </draw:frame>
        <draw:frame draw:style-name="gr13" draw:text-style-name="P14" draw:layer="layout" svg:width="6cm" svg:height="0.696cm" draw:transform="rotate (1.56800379999171) translate (0.7cm 66.899cm)">
          <draw:text-box>
            <text:p text:style-name="P13"><text:span text:style-name="T3">Справ. №</text:span></text:p>
          </draw:text-box>
        </draw:frame>
        <draw:frame draw:style-name="gr13" draw:text-style-name="P14" draw:layer="layout" svg:width="6cm" svg:height="0.696cm" draw:transform="rotate (1.56800379999171) translate (0.7cm 60.898cm)">
          <draw:text-box>
            <text:p text:style-name="P13"><text:span text:style-name="T3">Перв. Применен.</text:span></text:p>
          </draw:text-box>
        </draw:frame>
        <draw:frame draw:style-name="gr18" draw:text-style-name="P24" draw:layer="layout" svg:width="0.7cm" svg:height="1.5cm" svg:x="53.7cm" svg:y="80.1cm">
          <draw:text-box>
            <text:p text:style-name="P23"><text:span text:style-name="T6">У</text:span></text:p>
          </draw:text-box>
        </draw:frame>
        <draw:frame draw:style-name="gr18" draw:text-style-name="P25" draw:layer="layout" svg:width="5cm" svg:height="1.5cm" svg:x="53.9cm" svg:y="82.1cm">
          <draw:text-box>
            <text:p text:style-name="P23"><text:span text:style-name="T7">ЦИСТбд-51</text:span></text:p>
          </draw:text-box>
        </draw:frame>
        <draw:connector draw:style-name="gr19" draw:text-style-name="P26" draw:layer="layout" draw:type="lines" svg:x1="25.805cm" svg:y1="53.878cm" svg:x2="22.575cm" svg:y2="53.895cm" draw:end-shape="id1" draw:end-glue-point="1" svg:d="M25805 53878l-2712 17h-518" svg:viewBox="0 0 3231 18">
          <text:p/>
        </draw:connector>
        <draw:custom-shape draw:style-name="gr20" draw:text-style-name="P28" draw:layer="layout" svg:width="6.75cm" svg:height="4.503cm" svg:x="25.705cm" svg:y="18.647cm">
          <text:p text:style-name="P27"><text:span text:style-name="T8">Не превышает ли</text:span></text:p>
          <text:p text:style-name="P27"><text:span text:style-name="T8">размер текста </text:span></text:p>
          <text:p text:style-name="P27"><text:span text:style-name="T8">TEXT_SUM_MAX_SIZ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line draw:style-name="gr3" draw:text-style-name="P3" xml:id="id2" draw:id="id2" draw:layer="layout" svg:width="0.572cm" svg:height="4.503cm" svg:x="21.905cm" svg:y="18.643cm" svg:viewBox="0 0 573 4504" draw:points="0,0 573,0 573,4504 0,4504">
          <text:p/>
        </draw:polyline>
        <draw:connector draw:style-name="gr19" draw:text-style-name="P26" draw:layer="layout" draw:type="lines" svg:x1="25.705cm" svg:y1="20.895cm" svg:x2="22.478cm" svg:y2="20.895cm" draw:end-shape="id2" draw:end-glue-point="1" svg:d="M25705 20895h-2709-518" svg:viewBox="0 0 3228 1">
          <text:p/>
        </draw:connector>
        <draw:frame draw:style-name="gr21" draw:text-style-name="P5" draw:layer="layout" svg:width="5.487cm" svg:height="4.802cm" svg:x="17.005cm" svg:y="18.447cm">
          <draw:text-box>
            <text:p text:style-name="P4"><text:span text:style-name="T1">Константа</text:span></text:p>
            <text:p text:style-name="P4"><text:span text:style-name="T1">TEXT_SUM_MAX_SIZE</text:span></text:p>
            <text:p text:style-name="P4"><text:span text:style-name="T1">имеет значение</text:span></text:p>
            <text:p text:style-name="P4"><text:span text:style-name="T1">5000</text:span></text:p>
          </draw:text-box>
        </draw:frame>
        <draw:g draw:style-name="gr22">
          <draw:line draw:style-name="gr3" draw:text-style-name="P3" draw:layer="layout" svg:x1="37cm" svg:y1="20.875cm" svg:x2="32.42cm" svg:y2="20.873cm">
            <text:p/>
          </draw:line>
          <draw:line draw:style-name="gr3" draw:text-style-name="P29" draw:layer="layout" svg:x1="37cm" svg:y1="20.875cm" svg:x2="37cm" svg:y2="6.95cm">
            <text:p/>
          </draw:line>
          <draw:line draw:style-name="gr23" draw:text-style-name="P29" draw:layer="layout" svg:x1="37cm" svg:y1="6.95cm" svg:x2="29.1cm" svg:y2="6.95cm">
            <text:p/>
          </draw:line>
        </draw:g>
        <draw:frame draw:style-name="gr24" draw:text-style-name="P30" draw:layer="layout" svg:width="2.295cm" svg:height="1.128cm" svg:x="32.505cm" svg:y="19.747cm">
          <draw:text-box>
            <text:p><text:span text:style-name="T1">нет</text:span></text:p>
          </draw:text-box>
        </draw:frame>
        <draw:frame draw:style-name="gr25" draw:text-style-name="P30" draw:layer="layout" svg:width="2.065cm" svg:height="1.035cm" svg:x="29.105cm" svg:y="23.147cm">
          <draw:text-box>
            <text:p><text:span text:style-name="T1">да</text:span></text:p>
          </draw:text-box>
        </draw:frame>
        <draw:rect draw:style-name="gr26" draw:text-style-name="P31" draw:layer="layout" svg:width="6.75cm" svg:height="4.503cm" svg:x="25.755cm" svg:y="24.244cm">
          <text:p/>
        </draw:rect>
        <draw:rect draw:style-name="gr27" draw:text-style-name="P31" draw:layer="layout" svg:width="4.5cm" svg:height="4.503cm" svg:x="26.825cm" svg:y="24.244cm">
          <text:p text:style-name="P23"><text:span text:style-name="T9">Обработка</text:span></text:p>
          <text:p text:style-name="P23"><text:span text:style-name="T9">выбранного</text:span></text:p>
          <text:p text:style-name="P23"><text:span text:style-name="T9">текста</text:span></text:p>
        </draw:rect>
        <draw:polyline draw:style-name="gr3" draw:text-style-name="P3" xml:id="id3" draw:id="id3" draw:layer="layout" svg:width="0.572cm" svg:height="4.503cm" svg:x="21.905cm" svg:y="24.243cm" svg:viewBox="0 0 573 4504" draw:points="0,0 573,0 573,4504 0,4504">
          <text:p/>
        </draw:polyline>
        <draw:connector draw:style-name="gr19" draw:text-style-name="P26" draw:layer="layout" draw:type="lines" svg:x1="25.705cm" svg:y1="26.495cm" svg:x2="22.478cm" svg:y2="26.495cm" draw:end-shape="id3" draw:end-glue-point="1" svg:d="M25705 26495h-2709-518" svg:viewBox="0 0 3228 1">
          <text:p/>
        </draw:connector>
        <draw:frame draw:style-name="gr21" draw:text-style-name="P5" draw:layer="layout" svg:width="5.487cm" svg:height="4.802cm" svg:x="17.005cm" svg:y="24.047cm">
          <draw:text-box>
            <text:p text:style-name="P4"><text:span text:style-name="T1">Из текста удаляются</text:span></text:p>
            <text:p text:style-name="P4"><text:span text:style-name="T1">символы переноса на новую строку и </text:span></text:p>
            <text:p text:style-name="P4"><text:span text:style-name="T1">лишние пробелы</text:span></text:p>
          </draw:text-box>
        </draw:frame>
        <draw:custom-shape draw:style-name="gr28" draw:text-style-name="P10" xml:id="id4" draw:id="id4" draw:layer="layout" svg:width="6.75cm" svg:height="4.503cm" svg:x="25.755cm" svg:y="35.147cm">
          <text:p text:style-name="P9"><text:span text:style-name="T2">Формирование</text:span></text:p>
          <text:p text:style-name="P9"><text:span text:style-name="T2">запроса на</text:span></text:p>
          <text:p text:style-name="P9"><text:span text:style-name="T2">сервере к</text:span></text:p>
          <text:p text:style-name="P9"><text:span text:style-name="T2">службе с ИИ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9" draw:layer="layout" svg:x1="29.105cm" svg:y1="28.747cm" svg:x2="29.105cm" svg:y2="29.647cm">
          <text:p/>
        </draw:line>
        <draw:rect draw:style-name="gr29" draw:text-style-name="P33" draw:layer="layout" svg:width="6.75cm" svg:height="4.503cm" svg:x="25.755cm" svg:y="29.647cm">
          <text:p text:style-name="P32"><text:span text:style-name="T10">Передача </text:span><text:span text:style-name="T9">обработанного</text:span></text:p>
          <text:p text:style-name="P23"><text:span text:style-name="T9"><text:s/></text:span><text:span text:style-name="T9">текста серверу</text:span></text:p>
        </draw:rect>
        <draw:line draw:style-name="gr3" draw:text-style-name="P29" draw:layer="layout" svg:x1="29.105cm" svg:y1="34.147cm" svg:x2="29.105cm" svg:y2="35.147cm">
          <text:p/>
        </draw:line>
        <draw:rect draw:style-name="gr29" draw:text-style-name="P31" draw:layer="layout" svg:width="6.75cm" svg:height="4.503cm" svg:x="25.755cm" svg:y="40.644cm">
          <text:p text:style-name="P23"><text:span text:style-name="T9">Отправка запроса к</text:span></text:p>
          <text:p text:style-name="P23"><text:span text:style-name="T9">службе с ИИ</text:span></text:p>
        </draw:rect>
        <draw:line draw:style-name="gr3" draw:text-style-name="P29" draw:layer="layout" svg:x1="29.105cm" svg:y1="39.647cm" svg:x2="29.105cm" svg:y2="40.647cm">
          <text:p/>
        </draw:line>
        <draw:custom-shape draw:style-name="gr28" draw:text-style-name="P10" draw:layer="layout" svg:width="6.75cm" svg:height="4.503cm" svg:x="25.755cm" svg:y="46.144cm">
          <text:p text:style-name="P9"><text:span text:style-name="T2">Получение ответа</text:span></text:p>
          <text:p text:style-name="P9"><text:span text:style-name="T2">в виде текстовой</text:span></text:p>
          <text:p text:style-name="P9"><text:span text:style-name="T2">информации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9" draw:layer="layout" svg:x1="29.105cm" svg:y1="45.147cm" svg:x2="29.105cm" svg:y2="46.147cm">
          <text:p/>
        </draw:line>
        <draw:rect draw:style-name="gr26" draw:text-style-name="P31" draw:layer="layout" svg:width="6.75cm" svg:height="4.503cm" svg:x="25.755cm" svg:y="51.647cm">
          <text:p/>
        </draw:rect>
        <draw:rect draw:style-name="gr27" draw:text-style-name="P31" draw:layer="layout" svg:width="4.5cm" svg:height="4.503cm" svg:x="26.825cm" svg:y="51.647cm">
          <text:p text:style-name="P23"><text:span text:style-name="T9">Обработка</text:span></text:p>
          <text:p text:style-name="P23"><text:span text:style-name="T9">текста</text:span></text:p>
        </draw:rect>
        <draw:line draw:style-name="gr3" draw:text-style-name="P29" draw:layer="layout" svg:x1="29.105cm" svg:y1="50.647cm" svg:x2="29.105cm" svg:y2="51.647cm">
          <text:p/>
        </draw:line>
        <draw:line draw:style-name="gr3" draw:text-style-name="P29" draw:layer="layout" svg:x1="29.105cm" svg:y1="56.147cm" svg:x2="29.105cm" svg:y2="57.147cm">
          <text:p/>
        </draw:line>
        <draw:polyline draw:style-name="gr3" draw:text-style-name="P3" xml:id="id5" draw:id="id5" draw:layer="layout" svg:width="0.572cm" svg:height="4.503cm" svg:x="21.905cm" svg:y="35.141cm" svg:viewBox="0 0 573 4504" draw:points="0,0 573,0 573,4504 0,4504">
          <text:p/>
        </draw:polyline>
        <draw:connector draw:style-name="gr19" draw:text-style-name="P26" draw:layer="layout" draw:type="lines" svg:x1="26.598cm" svg:y1="37.399cm" svg:x2="22.478cm" svg:y2="37.393cm" draw:start-shape="id4" draw:start-glue-point="9" draw:end-shape="id5" draw:end-glue-point="1" svg:d="M26598 37399h-1361l-2241-6h-518" svg:viewBox="0 0 4121 7">
          <text:p/>
        </draw:connector>
        <draw:frame draw:style-name="gr21" draw:text-style-name="P5" draw:layer="layout" svg:width="5.487cm" svg:height="4.802cm" svg:x="17.005cm" svg:y="34.945cm">
          <draw:text-box>
            <text:p text:style-name="P4"><text:span text:style-name="T1">Запрос является объектом класса</text:span></text:p>
            <text:p text:style-name="P4"><text:span text:style-name="T1">CompletionRequest</text:span></text:p>
          </draw:text-box>
        </draw:frame>
        <draw:rect draw:style-name="gr29" draw:text-style-name="P31" draw:layer="layout" svg:width="6.75cm" svg:height="4.503cm" svg:x="25.75cm" svg:y="13.05cm">
          <text:p text:style-name="P23"><text:span text:style-name="T9">Открыть</text:span></text:p>
          <text:p text:style-name="P23"><text:span text:style-name="T9">диалоговое окно или</text:span></text:p>
          <text:p text:style-name="P23"><text:span text:style-name="T9">меню с блоком</text:span></text:p>
          <text:p text:style-name="P23"><text:span text:style-name="T9">для вывода текста</text:span></text:p>
        </draw:rect>
        <draw:line draw:style-name="gr2" draw:text-style-name="P3" draw:layer="layout" svg:x1="29.1cm" svg:y1="6.35cm" svg:x2="29.1cm" svg:y2="7.475cm">
          <text:p/>
        </draw:line>
        <draw:rect draw:style-name="gr29" draw:text-style-name="P33" draw:layer="layout" svg:width="6.75cm" svg:height="4.503cm" svg:x="25.755cm" svg:y="62.65cm">
          <text:p text:style-name="P32"><text:span text:style-name="T9">Вывод текста</text:span></text:p>
          <text:p text:style-name="P32"><text:span text:style-name="T9">в диалоговом окне</text:span></text:p>
        </draw:rect>
        <draw:line draw:style-name="gr3" draw:text-style-name="P29" draw:layer="layout" svg:x1="29.1cm" svg:y1="61.65cm" svg:x2="29.1cm" svg:y2="62.65cm">
          <text:p/>
        </draw:line>
        <draw:line draw:style-name="gr3" draw:text-style-name="P29" draw:layer="layout" svg:x1="29.1cm" svg:y1="67.15cm" svg:x2="29.1cm" svg:y2="68.15cm">
          <text:p/>
        </draw:line>
      </draw:page>
      <draw:page draw:name="page2" draw:style-name="dp1" draw:master-page-name="Обычный">
        <draw:custom-shape draw:style-name="gr1" draw:text-style-name="P35" draw:layer="layout" svg:width="7.5cm" svg:height="2.501cm" svg:x="27.1cm" svg:y="72.549cm">
          <text:p text:style-name="P34"><text:span text:style-name="T11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6" draw:layer="layout" svg:width="56.9cm" svg:height="83.1cm" svg:x="2cm" svg:y="0.5cm">
          <text:p/>
        </draw:rect>
        <draw:rect draw:style-name="gr6" draw:text-style-name="P7" draw:layer="layout" svg:width="18.5cm" svg:height="5.5cm" svg:x="40.4cm" svg:y="78.1cm">
          <text:p/>
        </draw:rect>
        <draw:rect draw:style-name="gr6" draw:text-style-name="P7" draw:layer="layout" svg:width="1.4cm" svg:height="7cm" svg:x="57.5cm" svg:y="0.5cm">
          <text:p/>
        </draw:rect>
        <draw:line draw:style-name="gr7" draw:text-style-name="P8" draw:layer="layout" svg:x1="42.1cm" svg:y1="78.1cm" svg:x2="42.1cm" svg:y2="83.6cm">
          <text:p/>
        </draw:line>
        <draw:line draw:style-name="gr7" draw:text-style-name="P8" draw:layer="layout" svg:x1="44.4cm" svg:y1="78.1cm" svg:x2="44.4cm" svg:y2="83.6cm">
          <text:p/>
        </draw:line>
        <draw:line draw:style-name="gr7" draw:text-style-name="P8" draw:layer="layout" svg:x1="45.9cm" svg:y1="78.1cm" svg:x2="45.9cm" svg:y2="83.6cm">
          <text:p/>
        </draw:line>
        <draw:line draw:style-name="gr7" draw:text-style-name="P8" draw:layer="layout" svg:x1="46.9cm" svg:y1="78.1cm" svg:x2="46.9cm" svg:y2="83.6cm">
          <text:p/>
        </draw:line>
        <draw:line draw:style-name="gr8" draw:text-style-name="P8" draw:layer="layout" svg:x1="40.4cm" svg:y1="83.1cm" svg:x2="46.9cm" svg:y2="83.1cm">
          <text:p/>
        </draw:line>
        <draw:line draw:style-name="gr8" draw:text-style-name="P8" draw:layer="layout" svg:x1="40.4cm" svg:y1="82.6cm" svg:x2="46.9cm" svg:y2="82.6cm">
          <text:p/>
        </draw:line>
        <draw:line draw:style-name="gr8" draw:text-style-name="P8" draw:layer="layout" svg:x1="40.4cm" svg:y1="82.1cm" svg:x2="46.9cm" svg:y2="82.1cm">
          <text:p/>
        </draw:line>
        <draw:line draw:style-name="gr8" draw:text-style-name="P8" draw:layer="layout" svg:x1="40.4cm" svg:y1="81.6cm" svg:x2="46.9cm" svg:y2="81.6cm">
          <text:p/>
        </draw:line>
        <draw:line draw:style-name="gr9" draw:text-style-name="P8" draw:layer="layout" svg:x1="40.4cm" svg:y1="81.094cm" svg:x2="46.9cm" svg:y2="81.094cm">
          <text:p/>
        </draw:line>
        <draw:line draw:style-name="gr9" draw:text-style-name="P8" draw:layer="layout" svg:x1="40.4cm" svg:y1="80.6cm" svg:x2="46.9cm" svg:y2="80.6cm">
          <text:p/>
        </draw:line>
        <draw:line draw:style-name="gr8" draw:text-style-name="P8" draw:layer="layout" svg:x1="40.4cm" svg:y1="80.1cm" svg:x2="46.9cm" svg:y2="80.1cm">
          <text:p/>
        </draw:line>
        <draw:line draw:style-name="gr8" draw:text-style-name="P8" draw:layer="layout" svg:x1="40.4cm" svg:y1="79.6cm" svg:x2="46.9cm" svg:y2="79.6cm">
          <text:p/>
        </draw:line>
        <draw:line draw:style-name="gr8" draw:text-style-name="P8" draw:layer="layout" svg:x1="40.4cm" svg:y1="79.1cm" svg:x2="46.9cm" svg:y2="79.1cm">
          <text:p/>
        </draw:line>
        <draw:line draw:style-name="gr8" draw:text-style-name="P8" draw:layer="layout" svg:x1="40.4cm" svg:y1="78.6cm" svg:x2="46.9cm" svg:y2="78.6cm">
          <text:p/>
        </draw:line>
        <draw:line draw:style-name="gr10" draw:text-style-name="P8" draw:layer="layout" svg:x1="46.9cm" svg:y1="79.6cm" svg:x2="58.9cm" svg:y2="79.6cm">
          <text:p/>
        </draw:line>
        <draw:line draw:style-name="gr7" draw:text-style-name="P8" draw:layer="layout" svg:x1="53.9cm" svg:y1="79.6cm" svg:x2="53.9cm" svg:y2="83.6cm">
          <text:p/>
        </draw:line>
        <draw:line draw:style-name="gr10" draw:text-style-name="P8" draw:layer="layout" svg:x1="46.9cm" svg:y1="82.1cm" svg:x2="58.9cm" svg:y2="82.1cm">
          <text:p/>
        </draw:line>
        <draw:line draw:style-name="gr10" draw:text-style-name="P8" draw:layer="layout" svg:x1="53.9cm" svg:y1="81.6cm" svg:x2="58.9cm" svg:y2="81.6cm">
          <text:p/>
        </draw:line>
        <draw:line draw:style-name="gr10" draw:text-style-name="P8" draw:layer="layout" svg:x1="53.9cm" svg:y1="80.1cm" svg:x2="58.9cm" svg:y2="80.1cm">
          <text:p/>
        </draw:line>
        <draw:line draw:style-name="gr7" draw:text-style-name="P8" draw:layer="layout" svg:x1="55.4cm" svg:y1="79.6cm" svg:x2="55.4cm" svg:y2="81.6cm">
          <text:p/>
        </draw:line>
        <draw:line draw:style-name="gr7" draw:text-style-name="P8" draw:layer="layout" svg:x1="57.1cm" svg:y1="79.6cm" svg:x2="57.1cm" svg:y2="81.6cm">
          <text:p/>
        </draw:line>
        <draw:line draw:style-name="gr11" draw:text-style-name="P8" draw:layer="layout" svg:x1="54.4cm" svg:y1="80.1cm" svg:x2="54.4cm" svg:y2="81.6cm">
          <text:p/>
        </draw:line>
        <draw:line draw:style-name="gr11" draw:text-style-name="P8" draw:layer="layout" svg:x1="54.885cm" svg:y1="80.085cm" svg:x2="54.885cm" svg:y2="81.585cm">
          <text:p/>
        </draw:line>
        <draw:line draw:style-name="gr7" draw:text-style-name="P8" draw:layer="layout" svg:x1="55.885cm" svg:y1="81.585cm" svg:x2="55.885cm" svg:y2="82.085cm">
          <text:p/>
        </draw:line>
        <draw:frame draw:style-name="gr13" draw:text-style-name="P12" draw:layer="layout" svg:width="1.2cm" svg:height="0.696cm" svg:x="40.3cm" svg:y="83.05cm">
          <draw:text-box>
            <text:p text:style-name="P11"><text:span text:style-name="T3">Утв.</text:span></text:p>
          </draw:text-box>
        </draw:frame>
        <draw:frame draw:style-name="gr14" draw:text-style-name="P12" draw:layer="layout" svg:width="1.8cm" svg:height="1.141cm" svg:x="40.294cm" svg:y="82.55cm">
          <draw:text-box>
            <text:p text:style-name="P11"><text:span text:style-name="T3">Н.контр.</text:span></text:p>
          </draw:text-box>
        </draw:frame>
        <draw:frame draw:style-name="gr14" draw:text-style-name="P12" draw:layer="layout" svg:width="1.8cm" svg:height="1.141cm" svg:x="40.3cm" svg:y="81.55cm">
          <draw:text-box>
            <text:p text:style-name="P11"><text:span text:style-name="T3">Т.контр.</text:span></text:p>
          </draw:text-box>
        </draw:frame>
        <draw:frame draw:style-name="gr14" draw:text-style-name="P12" draw:layer="layout" svg:width="1.8cm" svg:height="1.141cm" svg:x="40.3cm" svg:y="81.05cm">
          <draw:text-box>
            <text:p text:style-name="P11"><text:span text:style-name="T3">Пров.</text:span></text:p>
          </draw:text-box>
        </draw:frame>
        <draw:frame draw:style-name="gr14" draw:text-style-name="P14" draw:layer="layout" svg:width="1.706cm" svg:height="1.141cm" svg:x="40.394cm" svg:y="80.539cm">
          <draw:text-box>
            <text:p text:style-name="P13"><text:span text:style-name="T3">Разраб.</text:span></text:p>
          </draw:text-box>
        </draw:frame>
        <draw:line draw:style-name="gr7" draw:text-style-name="P8" draw:layer="layout" svg:x1="41.1cm" svg:y1="78.094cm" svg:x2="41.1cm" svg:y2="80.6cm">
          <text:p/>
        </draw:line>
        <draw:frame draw:style-name="gr14" draw:text-style-name="P16" draw:layer="layout" svg:width="1.606cm" svg:height="1.141cm" svg:x="40.2cm" svg:y="80cm">
          <draw:text-box>
            <text:p text:style-name="P15"><text:span text:style-name="T3">Изм.</text:span></text:p>
          </draw:text-box>
        </draw:frame>
        <draw:frame draw:style-name="gr14" draw:text-style-name="P14" draw:layer="layout" svg:width="1.606cm" svg:height="1.141cm" svg:x="40.793cm" svg:y="80cm">
          <draw:text-box>
            <text:p text:style-name="P13"><text:span text:style-name="T3">Лист</text:span></text:p>
          </draw:text-box>
        </draw:frame>
        <draw:frame draw:style-name="gr13" draw:text-style-name="P14" draw:layer="layout" svg:width="2.3cm" svg:height="0.696cm" svg:x="42.1cm" svg:y="80cm">
          <draw:text-box>
            <text:p text:style-name="P13"><text:span text:style-name="T3">№ </text:span><text:span text:style-name="T3">докум.</text:span></text:p>
          </draw:text-box>
        </draw:frame>
        <draw:frame draw:style-name="gr14" draw:text-style-name="P16" draw:layer="layout" svg:width="2.8cm" svg:height="1.141cm" svg:x="41.893cm" svg:y="80.55cm">
          <draw:text-box>
            <text:p text:style-name="P15"><text:span text:style-name="T3">Нгуен Х.А.</text:span></text:p>
          </draw:text-box>
        </draw:frame>
        <draw:frame draw:style-name="gr14" draw:text-style-name="P16" draw:layer="layout" svg:width="2.8cm" svg:height="1.141cm" svg:x="41.886cm" svg:y="81.05cm">
          <draw:text-box>
            <text:p text:style-name="P15"><text:span text:style-name="T3">Кандаулов В.М.</text:span></text:p>
          </draw:text-box>
        </draw:frame>
        <draw:frame draw:style-name="gr14" draw:text-style-name="P16" draw:layer="layout" svg:width="2.8cm" svg:height="1.141cm" svg:x="41.893cm" svg:y="82.551cm">
          <draw:text-box>
            <text:p text:style-name="P15"><text:span text:style-name="T3">Шикина В.Е.</text:span></text:p>
          </draw:text-box>
        </draw:frame>
        <draw:frame draw:style-name="gr13" draw:text-style-name="P14" draw:layer="layout" svg:width="2.3cm" svg:height="0.696cm" svg:x="44cm" svg:y="80cm">
          <draw:text-box>
            <text:p text:style-name="P13"><text:span text:style-name="T3">Подп.</text:span></text:p>
          </draw:text-box>
        </draw:frame>
        <draw:frame draw:style-name="gr13" draw:text-style-name="P14" draw:layer="layout" svg:width="2.3cm" svg:height="0.696cm" svg:x="45.194cm" svg:y="80cm">
          <draw:text-box>
            <text:p text:style-name="P13"><text:span text:style-name="T3">Дата</text:span></text:p>
          </draw:text-box>
        </draw:frame>
        <draw:frame draw:style-name="gr15" draw:text-style-name="P17" draw:layer="layout" svg:width="7cm" svg:height="2.496cm" svg:x="46.9cm" svg:y="79.604cm">
          <draw:text-box>
            <text:p text:style-name="P13"><text:span text:style-name="T4">Добавление электронной книги в библиотеку. Схема алгоритма</text:span></text:p>
          </draw:text-box>
        </draw:frame>
        <draw:frame draw:style-name="gr16" draw:text-style-name="P17" draw:layer="layout" svg:width="12cm" svg:height="1.496cm" svg:x="46.9cm" svg:y="78.104cm">
          <draw:text-box>
            <text:p text:style-name="P13"><text:span text:style-name="T12">ВКР — УлГТУ — 09.03.02 — 17/1</text:span><text:span text:style-name="T4">175 — 2024</text:span></text:p>
          </draw:text-box>
        </draw:frame>
        <draw:frame draw:style-name="gr14" draw:text-style-name="P14" draw:layer="layout" svg:width="1.506cm" svg:height="1.141cm" svg:x="53.9cm" svg:y="79.559cm">
          <draw:text-box>
            <text:p text:style-name="P13"><text:span text:style-name="T3">Лит.</text:span></text:p>
          </draw:text-box>
        </draw:frame>
        <draw:frame draw:style-name="gr14" draw:text-style-name="P14" draw:layer="layout" svg:width="1.506cm" svg:height="1.141cm" svg:x="55.5cm" svg:y="79.55cm">
          <draw:text-box>
            <text:p text:style-name="P13"><text:span text:style-name="T3">Масса</text:span></text:p>
          </draw:text-box>
        </draw:frame>
        <draw:frame draw:style-name="gr14" draw:text-style-name="P14" draw:layer="layout" svg:width="2cm" svg:height="1.141cm" svg:x="57cm" svg:y="79.539cm">
          <draw:text-box>
            <text:p text:style-name="P13"><text:span text:style-name="T3">Масштаб</text:span></text:p>
          </draw:text-box>
        </draw:frame>
        <draw:frame draw:style-name="gr14" draw:text-style-name="P16" draw:layer="layout" svg:width="1.506cm" svg:height="1.141cm" svg:x="53.794cm" svg:y="81.559cm">
          <draw:text-box>
            <text:p text:style-name="P15"><text:span text:style-name="T3">Лист</text:span></text:p>
          </draw:text-box>
        </draw:frame>
        <draw:frame draw:style-name="gr14" draw:text-style-name="P19" draw:layer="layout" svg:width="1.506cm" svg:height="1.141cm" svg:x="54.094cm" svg:y="81.559cm">
          <draw:text-box>
            <text:p text:style-name="P18"><text:span text:style-name="T3">1</text:span></text:p>
          </draw:text-box>
        </draw:frame>
        <draw:frame draw:style-name="gr14" draw:text-style-name="P16" draw:layer="layout" svg:width="1.691cm" svg:height="1.141cm" svg:x="55.709cm" svg:y="81.559cm">
          <draw:text-box>
            <text:p text:style-name="P15"><text:span text:style-name="T3">Листов</text:span></text:p>
          </draw:text-box>
        </draw:frame>
        <draw:frame draw:style-name="gr14" draw:text-style-name="P19" draw:layer="layout" svg:width="1.506cm" svg:height="1.141cm" svg:x="56.4cm" svg:y="81.559cm">
          <draw:text-box>
            <text:p text:style-name="P18"><text:span text:style-name="T3">1</text:span></text:p>
          </draw:text-box>
        </draw:frame>
        <draw:frame draw:style-name="gr14" draw:text-style-name="P16" draw:layer="layout" svg:width="2.8cm" svg:height="1.141cm" svg:x="56.7cm" svg:y="83.6cm">
          <draw:text-box>
            <text:p text:style-name="P15"><text:span text:style-name="T3">Формат А1</text:span></text:p>
          </draw:text-box>
        </draw:frame>
        <draw:frame draw:style-name="gr14" draw:text-style-name="P16" draw:layer="layout" svg:width="2.8cm" svg:height="1.141cm" svg:x="50.752cm" svg:y="83.623cm">
          <draw:text-box>
            <text:p text:style-name="P15"><text:span text:style-name="T3">Копировал</text:span></text:p>
          </draw:text-box>
        </draw:frame>
        <draw:frame draw:style-name="gr17" draw:text-style-name="P20" draw:layer="layout" svg:width="7.2cm" svg:height="1.382cm" draw:transform="rotate (1.5707963267949) translate (57.518cm 7.6cm)">
          <draw:text-box>
            <text:p text:style-name="P13"><text:span text:style-name="T5">ВКР — УлГТУ — 09.03.02 — 17/1175 — 2024</text:span></text:p>
          </draw:text-box>
        </draw:frame>
        <draw:rect draw:style-name="gr6" draw:text-style-name="P21" draw:layer="layout" svg:width="1.2cm" svg:height="14.45cm" svg:x="0.8cm" svg:y="69.15cm">
          <text:p/>
        </draw:rect>
        <draw:line draw:style-name="gr7" draw:text-style-name="P22" draw:layer="layout" svg:x1="1.3cm" svg:y1="69.15cm" svg:x2="1.3cm" svg:y2="83.6cm">
          <text:p/>
        </draw:line>
        <draw:line draw:style-name="gr9" draw:text-style-name="P8" draw:layer="layout" svg:x1="0.784cm" svg:y1="81.1cm" svg:x2="1.984cm" svg:y2="81.1cm">
          <text:p/>
        </draw:line>
        <draw:line draw:style-name="gr9" draw:text-style-name="P8" draw:layer="layout" svg:x1="0.784cm" svg:y1="77.6cm" svg:x2="1.984cm" svg:y2="77.6cm">
          <text:p/>
        </draw:line>
        <draw:line draw:style-name="gr9" draw:text-style-name="P8" draw:layer="layout" svg:x1="0.785cm" svg:y1="75.105cm" svg:x2="1.985cm" svg:y2="75.105cm">
          <text:p/>
        </draw:line>
        <draw:line draw:style-name="gr9" draw:text-style-name="P8" draw:layer="layout" svg:x1="0.784cm" svg:y1="72.6cm" svg:x2="1.984cm" svg:y2="72.6cm">
          <text:p/>
        </draw:line>
        <draw:rect draw:style-name="gr6" draw:text-style-name="P7" draw:layer="layout" svg:width="1.2cm" svg:height="12cm" svg:x="0.8cm" svg:y="54.9cm">
          <text:p/>
        </draw:rect>
        <draw:line draw:style-name="gr9" draw:text-style-name="P8" draw:layer="layout" svg:x1="0.8cm" svg:y1="60.9cm" svg:x2="2cm" svg:y2="60.9cm">
          <text:p/>
        </draw:line>
        <draw:line draw:style-name="gr7" draw:text-style-name="P8" draw:layer="layout" svg:x1="1.3cm" svg:y1="54.9cm" svg:x2="1.3cm" svg:y2="66.9cm">
          <text:p/>
        </draw:line>
        <draw:frame draw:style-name="gr13" draw:text-style-name="P14" draw:layer="layout" svg:width="2.5cm" svg:height="0.696cm" draw:transform="rotate (1.56800379999171) translate (0.7cm 83.599cm)">
          <draw:text-box>
            <text:p text:style-name="P13"><text:span text:style-name="T3">Инв № подл.</text:span></text:p>
          </draw:text-box>
        </draw:frame>
        <draw:frame draw:style-name="gr13" draw:text-style-name="P14" draw:layer="layout" svg:width="3.501cm" svg:height="0.696cm" draw:transform="rotate (1.56800379999171) translate (0.7cm 81.1cm)">
          <draw:text-box>
            <text:p text:style-name="P13"><text:span text:style-name="T3">Подп. И дата</text:span></text:p>
          </draw:text-box>
        </draw:frame>
        <draw:frame draw:style-name="gr13" draw:text-style-name="P14" draw:layer="layout" svg:width="2.499cm" svg:height="0.696cm" draw:transform="rotate (1.56800379999171) translate (0.7cm 77.598cm)">
          <draw:text-box>
            <text:p text:style-name="P13"><text:span text:style-name="T3">Взам. Инв. №</text:span></text:p>
          </draw:text-box>
        </draw:frame>
        <draw:frame draw:style-name="gr13" draw:text-style-name="P14" draw:layer="layout" svg:width="2.5cm" svg:height="0.696cm" draw:transform="rotate (1.56800379999171) translate (0.7cm 75.099cm)">
          <draw:text-box>
            <text:p text:style-name="P13"><text:span text:style-name="T3">Инв. № дубл.</text:span></text:p>
          </draw:text-box>
        </draw:frame>
        <draw:frame draw:style-name="gr13" draw:text-style-name="P14" draw:layer="layout" svg:width="3.499cm" svg:height="0.696cm" draw:transform="rotate (1.56800379999171) translate (0.7cm 72.599cm)">
          <draw:text-box>
            <text:p text:style-name="P13"><text:span text:style-name="T3">Подп. И дата</text:span></text:p>
          </draw:text-box>
        </draw:frame>
        <draw:frame draw:style-name="gr13" draw:text-style-name="P14" draw:layer="layout" svg:width="6cm" svg:height="0.696cm" draw:transform="rotate (1.56800379999171) translate (0.7cm 66.899cm)">
          <draw:text-box>
            <text:p text:style-name="P13"><text:span text:style-name="T3">Справ. №</text:span></text:p>
          </draw:text-box>
        </draw:frame>
        <draw:frame draw:style-name="gr13" draw:text-style-name="P14" draw:layer="layout" svg:width="6cm" svg:height="0.696cm" draw:transform="rotate (1.56800379999171) translate (0.7cm 60.898cm)">
          <draw:text-box>
            <text:p text:style-name="P13"><text:span text:style-name="T3">Перв. Применен.</text:span></text:p>
          </draw:text-box>
        </draw:frame>
        <draw:custom-shape draw:style-name="gr1" draw:text-style-name="P35" draw:layer="layout" svg:width="7.5cm" svg:height="2.5cm" svg:x="27cm" svg:y="2cm">
          <text:p text:style-name="P34"><text:span text:style-name="T11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6" draw:layer="layout" svg:x1="30.75cm" svg:y1="10.75cm" svg:x2="30.75cm" svg:y2="12cm">
          <text:p/>
        </draw:line>
        <draw:line draw:style-name="gr2" draw:text-style-name="P36" draw:layer="layout" svg:x1="30.75cm" svg:y1="17cm" svg:x2="30.75cm" svg:y2="18.25cm">
          <text:p/>
        </draw:line>
        <draw:line draw:style-name="gr2" draw:text-style-name="P36" draw:layer="layout" svg:x1="30.8cm" svg:y1="23.2cm" svg:x2="30.8cm" svg:y2="24.45cm">
          <text:p/>
        </draw:line>
        <draw:rect draw:style-name="gr29" draw:text-style-name="P37" draw:layer="layout" svg:width="7.5cm" svg:height="5cm" svg:x="27cm" svg:y="24.4cm">
          <text:p text:style-name="P23"><text:span text:style-name="T13">Формирование запроса </text:span></text:p>
          <text:p text:style-name="P23"><text:span text:style-name="T13">request из файла и</text:span></text:p>
          <text:p text:style-name="P23"><text:span text:style-name="T13">введенной информации</text:span></text:p>
          <text:p text:style-name="P23"><text:span text:style-name="T13">в форму</text:span></text:p>
        </draw:rect>
        <draw:line draw:style-name="gr2" draw:text-style-name="P36" draw:layer="layout" svg:x1="30.8cm" svg:y1="29.4cm" svg:x2="30.8cm" svg:y2="30.65cm">
          <text:p/>
        </draw:line>
        <draw:line draw:style-name="gr30" draw:text-style-name="P36" draw:layer="layout" svg:x1="30.85cm" svg:y1="71.3cm" svg:x2="30.85cm" svg:y2="72.55cm">
          <text:p/>
        </draw:line>
        <draw:custom-shape draw:style-name="gr12" draw:text-style-name="P39" draw:layer="layout" svg:width="7.5cm" svg:height="5cm" svg:x="27cm" svg:y="5.75cm">
          <text:p text:style-name="P38"><text:span text:style-name="T7">Выбрать файл</text:span></text:p>
          <text:p text:style-name="P38"><text:span text:style-name="T7">электронной</text:span></text:p>
          <text:p text:style-name="P38"><text:span text:style-name="T7">книги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6" draw:layer="layout" svg:x1="30.75cm" svg:y1="4.5cm" svg:x2="30.75cm" svg:y2="5.75cm">
          <text:p/>
        </draw:line>
        <draw:frame draw:style-name="gr18" draw:text-style-name="P24" draw:layer="layout" svg:width="0.7cm" svg:height="1.5cm" svg:x="53.7cm" svg:y="80.1cm">
          <draw:text-box>
            <text:p text:style-name="P23"><text:span text:style-name="T6">У</text:span></text:p>
          </draw:text-box>
        </draw:frame>
        <draw:frame draw:style-name="gr18" draw:text-style-name="P25" draw:layer="layout" svg:width="5cm" svg:height="1.5cm" svg:x="53.9cm" svg:y="82.1cm">
          <draw:text-box>
            <text:p text:style-name="P23"><text:span text:style-name="T7">ЦИСТбд-51</text:span></text:p>
          </draw:text-box>
        </draw:frame>
        <draw:custom-shape draw:style-name="gr31" draw:text-style-name="P35" draw:layer="layout" svg:width="7.5cm" svg:height="5.001cm" svg:x="27cm" svg:y="12cm">
          <text:p text:style-name="P34"><text:span text:style-name="T11">Поддерживается</text:span></text:p>
          <text:p text:style-name="P34"><text:span text:style-name="T11">ли файловый формат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40" draw:layer="layout" svg:width="2.25cm" svg:height="1.151cm" svg:x="30.75cm" svg:y="17cm">
          <draw:text-box>
            <text:p><text:span text:style-name="T11">да</text:span></text:p>
          </draw:text-box>
        </draw:frame>
        <draw:frame draw:style-name="gr33" draw:text-style-name="P41" draw:layer="layout" svg:width="2.5cm" svg:height="1.25cm" svg:x="34.5cm" svg:y="13.25cm">
          <draw:text-box>
            <text:p><text:span text:style-name="T14">нет</text:span></text:p>
          </draw:text-box>
        </draw:frame>
        <draw:line draw:style-name="gr3" draw:text-style-name="P42" draw:layer="layout" svg:x1="34.5cm" svg:y1="14.5cm" svg:x2="45cm" svg:y2="14.5cm">
          <text:p/>
        </draw:line>
        <draw:rect draw:style-name="gr29" draw:text-style-name="P37" draw:layer="layout" svg:width="7.5cm" svg:height="5cm" svg:x="41.2cm" svg:y="18cm">
          <text:p text:style-name="P23"><text:span text:style-name="T13">Вывести пользователю</text:span></text:p>
          <text:p text:style-name="P23"><text:span text:style-name="T13">ошибку о том,</text:span></text:p>
          <text:p text:style-name="P23"><text:span text:style-name="T13">что данный файловый</text:span></text:p>
          <text:p text:style-name="P23"><text:span text:style-name="T13">формат не поддерживается</text:span></text:p>
        </draw:rect>
        <draw:line draw:style-name="gr34" draw:text-style-name="P42" draw:layer="layout" svg:x1="45cm" svg:y1="14.5cm" svg:x2="45cm" svg:y2="18cm">
          <text:p/>
        </draw:line>
        <draw:rect draw:style-name="gr29" draw:text-style-name="P37" draw:layer="layout" svg:width="7.5cm" svg:height="5cm" svg:x="27cm" svg:y="18.2cm">
          <text:p text:style-name="P23"><text:span text:style-name="T13">Открыть диалоговое</text:span></text:p>
          <text:p text:style-name="P23"><text:span text:style-name="T13">окно с формой ввода</text:span></text:p>
          <text:p text:style-name="P23"><text:span text:style-name="T13">информации о книге</text:span></text:p>
        </draw:rect>
        <draw:line draw:style-name="gr3" draw:text-style-name="P42" draw:layer="layout" svg:x1="45cm" svg:y1="23cm" svg:x2="45cm" svg:y2="25cm">
          <text:p/>
        </draw:line>
        <draw:line draw:style-name="gr3" draw:text-style-name="P42" draw:layer="layout" svg:x1="45cm" svg:y1="25cm" svg:x2="50cm" svg:y2="25cm">
          <text:p/>
        </draw:line>
        <draw:line draw:style-name="gr3" draw:text-style-name="P42" draw:layer="layout" svg:x1="50cm" svg:y1="25cm" svg:x2="50cm" svg:y2="5cm">
          <text:p/>
        </draw:line>
        <draw:line draw:style-name="gr23" draw:text-style-name="P42" draw:layer="layout" svg:x1="50cm" svg:y1="5cm" svg:x2="30.7cm" svg:y2="5cm">
          <text:p/>
        </draw:line>
        <draw:rect draw:style-name="gr29" draw:text-style-name="P37" draw:layer="layout" svg:width="7.5cm" svg:height="5cm" svg:x="27cm" svg:y="30.6cm">
          <text:p text:style-name="P23"><text:span text:style-name="T13">Отправка </text:span></text:p>
          <text:p text:style-name="P23"><text:span text:style-name="T13">сформированного запроса</text:span></text:p>
          <text:p text:style-name="P23"><text:span text:style-name="T13">на сервер</text:span></text:p>
        </draw:rect>
        <draw:custom-shape draw:style-name="gr31" draw:text-style-name="P35" xml:id="id6" draw:id="id6" draw:layer="layout" svg:width="7.5cm" svg:height="5.001cm" svg:x="27.141cm" svg:y="36.8cm">
          <text:p text:style-name="P34"><text:span text:style-name="T11">Ввёл ли пользователь</text:span></text:p>
          <text:p text:style-name="P34"><text:span text:style-name="T11">название книги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6" draw:layer="layout" svg:x1="30.9cm" svg:y1="35.6cm" svg:x2="30.9cm" svg:y2="36.85cm">
          <text:p/>
        </draw:line>
        <draw:rect draw:style-name="gr29" draw:text-style-name="P37" xml:id="id7" draw:id="id7" draw:layer="layout" svg:width="7.5cm" svg:height="5cm" svg:x="37cm" svg:y="41cm">
          <text:p text:style-name="P23"><text:span text:style-name="T13">Извлечение</text:span></text:p>
          <text:p text:style-name="P23"><text:span text:style-name="T13">названия книги</text:span></text:p>
          <text:p text:style-name="P23"><text:span text:style-name="T13">из файла</text:span></text:p>
        </draw:rect>
        <draw:connector draw:style-name="gr35" draw:text-style-name="P23" draw:layer="layout" svg:x1="34.641cm" svg:y1="39.301cm" svg:x2="40.75cm" svg:y2="41cm" draw:start-shape="id6" draw:start-glue-point="7" draw:end-shape="id7" draw:end-glue-point="0" svg:d="M34641 39301h6109v1699" svg:viewBox="0 0 6110 1700">
          <text:p/>
        </draw:connector>
        <draw:frame draw:style-name="gr33" draw:text-style-name="P41" draw:layer="layout" svg:width="2.5cm" svg:height="1.25cm" svg:x="34.7cm" svg:y="38.05cm">
          <draw:text-box>
            <text:p><text:span text:style-name="T14">нет</text:span></text:p>
          </draw:text-box>
        </draw:frame>
        <draw:custom-shape draw:style-name="gr31" draw:text-style-name="P35" xml:id="id8" draw:id="id8" draw:layer="layout" svg:width="7.5cm" svg:height="5.001cm" svg:x="37cm" svg:y="47cm">
          <text:p text:style-name="P34"><text:span text:style-name="T11">Является ли название</text:span></text:p>
          <text:p text:style-name="P34"><text:span text:style-name="T11">не пустой строкой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23" draw:layer="layout" svg:x1="40.75cm" svg:y1="47cm" svg:x2="40.75cm" svg:y2="46cm" draw:start-shape="id8" draw:start-glue-point="4" draw:end-shape="id7" draw:end-glue-point="2" svg:d="M40750 47000v-1000" svg:viewBox="0 0 1 1001">
          <text:p/>
        </draw:connector>
        <draw:line draw:style-name="gr34" draw:text-style-name="P42" draw:layer="layout" svg:x1="30.9cm" svg:y1="41.8cm" svg:x2="30.9cm" svg:y2="60cm">
          <text:p/>
        </draw:line>
        <draw:line draw:style-name="gr37" draw:text-style-name="P42" draw:layer="layout" svg:x1="30.9cm" svg:y1="58.9cm" svg:x2="48cm" svg:y2="58.9cm">
          <text:p/>
        </draw:line>
        <draw:line draw:style-name="gr38" draw:text-style-name="P42" draw:layer="layout" svg:x1="40.743cm" svg:y1="58.9cm" svg:x2="40.743cm" svg:y2="52cm">
          <text:p/>
        </draw:line>
        <draw:frame draw:style-name="gr33" draw:text-style-name="P41" draw:layer="layout" svg:width="2.5cm" svg:height="1.25cm" svg:x="30.9cm" svg:y="41.85cm">
          <draw:text-box>
            <text:p><text:span text:style-name="T14">да</text:span></text:p>
          </draw:text-box>
        </draw:frame>
        <draw:frame draw:style-name="gr33" draw:text-style-name="P41" draw:layer="layout" svg:width="2.5cm" svg:height="1.25cm" svg:x="40.8cm" svg:y="51.8cm">
          <draw:text-box>
            <text:p><text:span text:style-name="T14">да</text:span></text:p>
          </draw:text-box>
        </draw:frame>
        <draw:line draw:style-name="gr3" draw:text-style-name="P42" draw:layer="layout" svg:x1="44.5cm" svg:y1="49.5cm" svg:x2="48cm" svg:y2="49.5cm">
          <text:p/>
        </draw:line>
        <draw:line draw:style-name="gr34" draw:text-style-name="P42" draw:layer="layout" svg:x1="48cm" svg:y1="49.5cm" svg:x2="48cm" svg:y2="52.9cm">
          <text:p/>
        </draw:line>
        <draw:rect draw:style-name="gr29" draw:text-style-name="P37" draw:layer="layout" svg:width="7.5cm" svg:height="5cm" svg:x="44.3cm" svg:y="52.9cm">
          <text:p text:style-name="P23"><text:span text:style-name="T13">Извлечение</text:span></text:p>
          <text:p text:style-name="P23"><text:span text:style-name="T13">названия книги</text:span></text:p>
          <text:p text:style-name="P23"><text:span text:style-name="T15">из названия </text:span></text:p>
          <text:p text:style-name="P23"><text:span text:style-name="T13">переданного файла</text:span></text:p>
        </draw:rect>
        <draw:frame draw:style-name="gr33" draw:text-style-name="P41" draw:layer="layout" svg:width="2.5cm" svg:height="1.25cm" svg:x="44.5cm" svg:y="48.25cm">
          <draw:text-box>
            <text:p><text:span text:style-name="T14">нет</text:span></text:p>
          </draw:text-box>
        </draw:frame>
        <draw:custom-shape draw:style-name="gr39" draw:text-style-name="P39" xml:id="id9" draw:id="id9" draw:layer="layout" svg:width="7.5cm" svg:height="5cm" svg:x="27.1cm" svg:y="60cm">
          <text:p text:style-name="P38"><text:span text:style-name="T7">Создание</text:span></text:p>
          <text:p text:style-name="P38"><text:span text:style-name="T7">объекта сущности</text:span></text:p>
          <text:p text:style-name="P38"><text:span text:style-name="T7">класса «Книга»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6" draw:text-style-name="P23" draw:layer="layout" svg:x1="48cm" svg:y1="58.9cm" svg:x2="48cm" svg:y2="57.9cm" svg:d="M48000 58900v-1000" svg:viewBox="0 0 1 1001">
          <text:p/>
        </draw:connector>
        <draw:rect draw:style-name="gr29" draw:text-style-name="P37" draw:layer="layout" svg:width="7.5cm" svg:height="5cm" svg:x="27.1cm" svg:y="66.3cm">
          <text:p text:style-name="P23"><text:span text:style-name="T13">Сохранение объекта</text:span></text:p>
          <text:p text:style-name="P23"><text:span text:style-name="T13">сущности класса</text:span></text:p>
          <text:p text:style-name="P23"><text:span text:style-name="T13">в базу данных</text:span></text:p>
        </draw:rect>
        <draw:line draw:style-name="gr30" draw:text-style-name="P36" draw:layer="layout" svg:x1="30.9cm" svg:y1="65cm" svg:x2="30.9cm" svg:y2="66.25cm">
          <text:p/>
        </draw:line>
        <draw:frame draw:style-name="gr40" draw:text-style-name="P43" draw:layer="layout" svg:width="5.47cm" svg:height="5.003cm" svg:x="19cm" svg:y="59.997cm">
          <draw:text-box>
            <text:p text:style-name="P4"><text:span text:style-name="T16">Подсчитывается</text:span></text:p>
            <text:p text:style-name="P4"><text:span text:style-name="T16">количество страниц</text:span></text:p>
            <text:p text:style-name="P4"><text:span text:style-name="T16">исходя из файла. Файл электронной книги сохраняется на диск сервера</text:span></text:p>
          </draw:text-box>
        </draw:frame>
        <draw:polyline draw:style-name="gr3" draw:text-style-name="P44" xml:id="id10" draw:id="id10" draw:layer="layout" svg:width="0.572cm" svg:height="5.003cm" svg:x="23.997cm" svg:y="59.996cm" svg:viewBox="0 0 573 5004" draw:points="0,0 573,0 573,5004 0,5004">
          <text:p/>
        </draw:polyline>
        <draw:connector draw:style-name="gr19" draw:text-style-name="P45" draw:layer="layout" draw:type="lines" svg:x1="28.037cm" svg:y1="62.5cm" svg:x2="24.57cm" svg:y2="62.498cm" draw:start-shape="id9" draw:start-glue-point="9" draw:end-shape="id10" draw:end-glue-point="1" svg:d="M28037 62500h-1455l-1494-2h-518" svg:viewBox="0 0 3468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ST type A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axial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7 20 13" svg:d="M0 20l10-13 10 13z"/>
    <draw:marker draw:name="Arrowheads_20_5" draw:display-name="Arrowheads 5" svg:viewBox="0 0 20 20" svg:d="M0 20l10-20 10 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Денис </meta:initial-creator>
    <meta:creation-date>2023-11-06T09:35:55.81</meta:creation-date>
    <dc:date>2024-06-10T23:26:27.863000000</dc:date>
    <meta:editing-duration>PT8H32M28S</meta:editing-duration>
    <meta:editing-cycles>30</meta:editing-cycles>
    <meta:generator>LibreOffice/24.2.3.2$Windows_X86_64 LibreOffice_project/433d9c2ded56988e8a90e6b2e771ee4e6a5ab2ba</meta:generator>
    <meta:document-statistic meta:object-count="232"/>
  </office:meta>
</office:document-meta>
</file>